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5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54"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5"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7"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officeooo:rsid="00481deb"/>
    </style:style>
    <style:style style:name="T27" style:family="text">
      <style:text-properties officeooo:rsid="004c59fc"/>
    </style:style>
    <style:style style:name="T28" style:family="text">
      <style:text-properties officeooo:rsid="004e0b9b"/>
    </style:style>
    <style:style style:name="T29" style:family="text">
      <style:text-properties officeooo:rsid="00552e70"/>
    </style:style>
    <style:style style:name="T30" style:family="text">
      <style:text-properties officeooo:rsid="0055ca30"/>
    </style:style>
    <style:style style:name="T31" style:family="text">
      <style:text-properties officeooo:rsid="005729e3"/>
    </style:style>
    <style:style style:name="T32" style:family="text">
      <style:text-properties officeooo:rsid="005c1495"/>
    </style:style>
    <style:style style:name="T33" style:family="text">
      <style:text-properties officeooo:rsid="005d7fb5"/>
    </style:style>
    <style:style style:name="T34" style:family="text">
      <style:text-properties officeooo:rsid="005d82b1"/>
    </style:style>
    <style:style style:name="T35" style:family="text">
      <style:text-properties officeooo:rsid="0064a505"/>
    </style:style>
    <style:style style:name="T36" style:family="text">
      <style:text-properties officeooo:rsid="0067ae7b"/>
    </style:style>
    <style:style style:name="T37" style:family="text">
      <style:text-properties officeooo:rsid="006f4477"/>
    </style:style>
    <style:style style:name="T38" style:family="text">
      <style:text-properties officeooo:rsid="007140dc"/>
    </style:style>
    <style:style style:name="T39" style:family="text">
      <style:text-properties officeooo:rsid="00774f9e"/>
    </style:style>
    <style:style style:name="T40" style:family="text">
      <style:text-properties officeooo:rsid="007ded64"/>
    </style:style>
    <style:style style:name="T41" style:family="text">
      <style:text-properties officeooo:rsid="0084abcc"/>
    </style:style>
    <style:style style:name="T42" style:family="text">
      <style:text-properties officeooo:rsid="00856b8d"/>
    </style:style>
    <style:style style:name="T43" style:family="text">
      <style:text-properties officeooo:rsid="0089eef8"/>
    </style:style>
    <style:style style:name="T44" style:family="text">
      <style:text-properties officeooo:rsid="008b84e4"/>
    </style:style>
    <style:style style:name="T45" style:family="text">
      <style:text-properties officeooo:rsid="008dc4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3"><text:tab/>2.2<text:tab/>Projektphasen und Zeitplanung<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53"><text:tab/>4.4<text:tab/>Definition der JSON Objekte</text:p>
      <text:p text:style-name="P53"><text:tab/>4.5<text:tab/>Definition der Endpunkte<text:tab/></text:p>
      <text:p text:style-name="P21">5.<text:tab/>Realisierungsphase</text:p>
      <text:p text:style-name="P53"><text:tab/>5.1<text:tab/>Aufbau der Repositorystruktur</text:p>
      <text:p text:style-name="P21"><text:tab/><text:span text:style-name="T19">5.2<text:tab/>Installation Symfony3</text:span></text:p>
      <text:p text:style-name="P21"><text:tab/><text:span text:style-name="T19">5.3<text:tab/>Implementierung der Modelle</text:span><text:tab/></text:p>
      <text:p text:style-name="P21"><text:tab/><text:span text:style-name="T19">5.4<text:tab/>Implementierung der Steuerung</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8">7.<text:tab/>Einführungsphase</text:p>
      <text:p text:style-name="P28"><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45">Soll- Istvergleich</text:span></text:p>
      <text:p text:style-name="P21"><text:tab/><text:tab/><text:span text:style-name="T45">Fazit</text:span></text:p>
      <text:p text:style-name="P21"/>
      <text:p text:style-name="P21"><text:soft-page-break/><text:tab/></text:p>
      <text:p text:style-name="P3"/>
      <text:p text:style-name="P50">Abkürzungsverzeichnis</text:p>
      <text:p text:style-name="P50"/>
      <text:p text:style-name="P50">URL:<text:tab/>Uniform Resource Locator – <text:span text:style-name="T42">einheitlicher Ressourcenzeiger</text:span></text:p>
      <text:p text:style-name="P51">JSON:<text:tab/>Java Script Object Notation – <text:span text:style-name="T43">kompaktes Datenforma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leitung wird von Herrn Schmitz übernommen, Herr Thierfelder ist Festangestellter von MAM sowie Praktikumsbetreuer und Diplom-Informatiker. <text:span text:style-name="T34">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text:soft-page-break/>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6">Die Apps dienen lediglich der Präsentation der Daten und nehmen Nutzereingaben entgegen. Der proxy versorgt die Apps mit Daten und nimmt Nutzereingaben entgegen. <text:s text:c="2"/></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29">1.7<text:tab/>Projektbeteiligte Personen</text:p>
      <text:p text:style-name="P31"/>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fallen soll. </text:span></text:p>
      <text:p text:style-name="P52">Da in der derzeitigen frühen Phase des Gesamtprojekts noch keine Datenverbindung zu den externen Datendiensten <text:span text:style-name="T36">ausgearbeitet</text:span> wurde, <text:span text:style-name="T39">ist darauf Wert gelegt worden die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22">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text:span><text:soft-page-break/><text:span text:style-name="T21">auf einen externen, in einem Rechenzentrum betriebenen Linux-Server überspielt.</text:span></text:p>
      <text:p text:style-name="P16">2.2<text:tab/>Projektphasen und <text:span text:style-name="T11">Zeitplanung</text:span></text:p>
      <text:p text:style-name="P10"/>
      <text:p text:style-name="P32">3.<text:tab/>Analysephase</text:p>
      <text:p text:style-name="P33">In dieser Phase ging es im wesentlichen darum das gegeben<text:span text:style-name="T22">e grafische Konzept genau unter die Lupe zu nehmen. </text:span></text:p>
      <text:p text:style-name="P35">3.1<text:tab/>Analyse des grafischen Entwurfs</text:p>
      <text:p text:style-name="P35">Die Apps haben vom Aufbau her im oberen Bildschirmviertel d<text:span text:style-name="T27">as Hauptmenü</text:span>, im zweiten Bildschirmviertel d<text:span text:style-name="T27">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4">Es wurde zuerst eine kategorisierung der Daten nach Änderungshäufigkeit unternommen. Hierbei wurde festgestellt daß es Daten gibt, welche sich nur sehr selten Ändern und somit als statisch angenommen werden. </text:p>
      <text:p text:style-name="P54">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4">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4"/>
      <text:p text:style-name="P34">3.2<text:tab/>Ermittlung der beteiligten Entitäten <text:span text:style-name="T32">und deren Beziehungen</text:span></text:p>
      <text:p text:style-name="P36">Aus dem grafischen Konzept <text:span text:style-name="T28">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5">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37">Zusatzprodukte werden nochmals <text:span text:style-name="T30">k</text:span>ategorisiert in Boarding (Verpflegung) sowie Specials. Dies war wichtig, da die Apps diese Informationen zur Darstellung auch de<text:span text:style-name="T31">r</text:span> Untermenüs benötigen. </text:p>
      <text:p text:style-name="P38"><text:soft-page-break/>Es wurde weiterhin die Klasse <text:span text:style-name="T29">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gibt ausserdem die Klasse Hotel mit den relevanten Hoteldaten wie z.B. E-Mail Adresse. </text:p>
      <text:p text:style-name="P41">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33">r konnte ein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35">Produktdaten zurückgeliefert, welche unter Anderem die Produktkategorie, Produktbezeichnung, Anzeigetexte und Kapazitäten (wie viele Zimmer sind pro Kategorie vorhanden) beinhalten.</text:span></text:p>
      <text:p text:style-name="P45">Nun wählt der Nutzer d<text:span text:style-name="T38">as</text:span> gewünschte An- und Abreisedat<text:span text:style-name="T38">um</text:span> aus, worauf der <text:span text:style-name="T37">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mittelt. Dieser Schritt ist nötig, da eine Trennung von Darstellung und Geschäftslogik als Voraussetzung vereinbart wurde. </text:p>
      <text:p text:style-name="P46">Der Nutzer bestätigt dan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40">Teilprojekts zu gewinnen wurde das Sequenzdiagramm des Dialogs zwischen Apps und Proxy sowie das Klassendiagramm der Anwendung erstellt. </text:span></text:p>
      <text:p text:style-name="P49">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text:p>
      <text:p text:style-name="P49"><text:soft-page-break/>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41">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0">Die URLs <text:span text:style-name="T44">wurden wie folgt benannt: initialdata, pricesandavailabilities, totalprice, order</text:span></text:p>
      <text:p text:style-name="P56">5<text:tab/>Realisierungsphase</text:p>
      <text:p text:style-name="P57">5.1<text:tab/>Aufbau der Repositorystruktur</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M57S</meta:editing-duration>
    <meta:editing-cycles>127</meta:editing-cycles>
    <meta:generator>LibreOffice/5.1.2.2$Windows_X86_64 LibreOffice_project/d3bf12ecb743fc0d20e0be0c58ca359301eb705f</meta:generator>
    <dc:date>2016-05-24T13:24:31.844000000</dc:date>
    <meta:document-statistic meta:table-count="0" meta:image-count="0" meta:object-count="0" meta:page-count="8" meta:paragraph-count="111" meta:word-count="1715" meta:character-count="12980" meta:non-whitespace-character-count="11310"/>
    <meta:user-defined meta:name="Info 1"/>
    <meta:user-defined meta:name="Info 2"/>
    <meta:user-defined meta:name="Info 3"/>
    <meta:user-defined meta:name="Info 4"/>
  </office:meta>
</office:document-meta>
</file>